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tc_session_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utc_drop_type_id</text:p>
          </table:table-cell>
          <table:table-cell office:value-type="string" calcext:value-type="string">
            <text:p>drop_rate</text:p>
          </table:table-cell>
        </table:table-row>
        <table:table-row table:style-name="ro1">
          <table:table-cell office:value-type="float" office:value="1" calcext:value-type="float">
            <office:annotation office:display="true" draw:style-name="gr1" draw:text-style-name="P2" svg:width="1.1413in" svg:height="0.7083in" svg:x="1.2654in" svg:y="0in" draw:caption-point-x="-0.2402in" draw:caption-point-y="0.1819in">
              <dc:date>2024-06-03T00:00:00</dc:date>
              <text:p text:style-name="P1">アタックコース</text:p>
            </office:annotation>
            <text:p>1</text:p>
          </table:table-cell>
          <table:table-cell office:value-type="string" calcext:value-type="string">
            <text:p>リカバリー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メガロドン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ミラージュシュー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オーディンソード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ユニコーンブース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力のペンダント銅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ヘルファイア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パラディンストライク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古びたピンバッチ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office:annotation office:display="true" draw:style-name="gr1" draw:text-style-name="P2" svg:width="1.1413in" svg:height="0.7083in" svg:x="1.2654in" svg:y="1.2268in" draw:caption-point-x="-0.2402in" draw:caption-point-y="0.5945in">
              <dc:date>2024-06-03T00:00:00</dc:date>
              <text:p text:style-name="P1">ディフェンスコース<text:tab/></text:p>
            </office:annotation>
            <text:p>2</text:p>
          </table:table-cell>
          <table:table-cell office:value-type="string" calcext:value-type="string">
            <text:p>イカサマ！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だいばくはつはりて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フラッシュアッパ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ローリングスライド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ミリオンハンズ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守りのペンダント銅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ウェルカムバック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シュートラップ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古びたピンバッチ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office:annotation office:display="true" draw:style-name="gr1" draw:text-style-name="P2" svg:width="1.1413in" svg:height="0.7083in" svg:x="1.2654in" svg:y="2.8268in" draw:caption-point-x="-0.2402in" draw:caption-point-y="0.5945in">
              <dc:date>2024-06-03T00:00:00</dc:date>
              <text:p text:style-name="P1">スピードコース</text:p>
            </office:annotation>
            <text:p>3</text:p>
          </table:table-cell>
          <table:table-cell office:value-type="string" calcext:value-type="string">
            <text:p>おいろけUP！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シザース・ボム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ウルトラムーン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ジ・イカロス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エアライド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力のペンダント銅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ドッグラン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ジグザグフレイム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古びたピンバッチ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" calcext:value-type="float">
            <office:annotation office:display="true" draw:style-name="gr1" draw:text-style-name="P2" svg:width="1.1413in" svg:height="0.7083in" svg:x="1.2654in" svg:y="4.5059in" draw:caption-point-x="-0.2402in" draw:caption-point-y="0.5945in">
              <dc:date>2024-06-03T00:00:00</dc:date>
              <text:p text:style-name="P1">テクニックコース</text:p>
            </office:annotation>
            <text:p>4</text:p>
          </table:table-cell>
          <table:table-cell office:value-type="string" calcext:value-type="string">
            <text:p>イケメンUP！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ドラゴンスレイヤ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ストーンプリズン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グラディウスアーチ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デーモンカッ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守りのペンダント銅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エコーボール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ガラティーン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古びたピンバッチ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office:annotation office:display="true" draw:style-name="gr1" draw:text-style-name="P2" svg:width="1.1413in" svg:height="0.7083in" svg:x="1.2654in" svg:y="6.1457in" draw:caption-point-x="-0.2402in" draw:caption-point-y="0.5945in">
              <dc:date>2024-06-03T00:00:00</dc:date>
              <text:p text:style-name="P1">たいりょくコース</text:p>
            </office:annotation>
            <text:p>5</text:p>
          </table:table-cell>
          <table:table-cell office:value-type="string" calcext:value-type="string">
            <text:p>ラッキー！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グレートバリアリーフ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グレイブストーン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カポエィラスナッチ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グランドクェイク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力のペンダント銅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コロッセオガード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パワーチャージ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古びたピンバッチ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office:annotation office:display="true" draw:style-name="gr1" draw:text-style-name="P2" svg:width="1.1413in" svg:height="0.7083in" svg:x="1.2654in" svg:y="7.7457in" draw:caption-point-x="-0.2402in" draw:caption-point-y="0.5945in">
              <dc:date>2024-06-03T00:00:00</dc:date>
              <text:p text:style-name="P1">ふしぎコース<text:tab/></text:p>
            </office:annotation>
            <text:p>6</text:p>
          </table:table-cell>
          <table:table-cell office:value-type="string" calcext:value-type="string">
            <text:p>やくびょうがみ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アストロゲー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ゴッドノウ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ストライクサンバ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ジャッジスルー３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ネオ・ギャラクシー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守りのペンダント銅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デザートストーム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じばしりかえん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古びたピンバッチ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office:annotation office:display="true" draw:style-name="gr1" draw:text-style-name="P2" svg:width="1.1413in" svg:height="0.7083in" svg:x="1.2654in" svg:y="9.563in" draw:caption-point-x="-0.2402in" draw:caption-point-y="0.5945in">
              <dc:date>2024-06-03T00:00:00</dc:date>
              <text:p text:style-name="P1">経験値コース<text:tab/></text:p>
            </office:annotation>
            <text:p>7</text:p>
          </table:table-cell>
          <table:table-cell office:value-type="string" calcext:value-type="string">
            <text:p>グングニル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ドリルスマッシャ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カオスブレイク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プロキオンネッ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ヘルファイア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ウェルカムバック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古びたピンバッチ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office:annotation draw:style-name="gr1" draw:text-style-name="P2" svg:width="1.1413in" svg:height="0.7083in" svg:x="1.2654in" svg:y="10.8075in" draw:caption-point-x="-0.2402in" draw:caption-point-y="0.5945in">
              <dc:date>2024-06-03T00:00:00</dc:date>
              <text:p text:style-name="P1">スーパー経験値コース</text:p>
            </office:annotation>
            <text:p>8</text:p>
          </table:table-cell>
          <table:table-cell office:value-type="string" calcext:value-type="string">
            <text:p>グングニル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ドリルスマッシャー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カオスブレイク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トリプルダッシュ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シグマゾーン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マッドエクスプレス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古びたピンバッチ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1:04:55.333783477</meta:creation-date>
    <dc:date>2024-06-03T21:51:54.909227129</dc:date>
    <meta:editing-duration>PT23M46S</meta:editing-duration>
    <meta:editing-cycles>5</meta:editing-cycles>
    <meta:generator>LibreOffice/7.3.7.2$Linux_X86_64 LibreOffice_project/30$Build-2</meta:generator>
    <meta:document-statistic meta:table-count="1" meta:cell-count="280" meta:object-count="0"/>
  </office:meta>
</office:document-meta>
</file>